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88cm" fo:margin-left="-0.053cm" table:align="left"/>
    </style:style>
    <style:style style:name="Tabla1.A" style:family="table-column">
      <style:table-column-properties style:column-width="3.134cm"/>
    </style:style>
    <style:style style:name="Tabla1.B" style:family="table-column">
      <style:table-column-properties style:column-width="13.704cm"/>
    </style:style>
    <style:style style:name="Tabla1.C" style:family="table-column">
      <style:table-column-properties style:column-width="0.042cm"/>
    </style:style>
    <style:style style:name="Tabla1.1" style:family="table-row">
      <style:table-row-properties style:min-row-height="0.002cm"/>
    </style:style>
    <style:style style:name="Tabla1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1.B1" style:family="table-cell">
      <style:table-cell-properties style:vertical-align="top" style:border-line-width="0.002cm 0.088cm 0.002cm" fo:padding="0.026cm" fo:border="0.092cm double #000000"/>
    </style:style>
    <style:style style:name="Tabla2" style:family="table">
      <style:table-properties style:width="16.88cm" fo:margin-left="-0.053cm" table:align="left"/>
    </style:style>
    <style:style style:name="Tabla2.A" style:family="table-column">
      <style:table-column-properties style:column-width="2.618cm"/>
    </style:style>
    <style:style style:name="Tabla2.B" style:family="table-column">
      <style:table-column-properties style:column-width="14.263cm"/>
    </style:style>
    <style:style style:name="Tabla2.1" style:family="table-row">
      <style:table-row-properties style:min-row-height="0.002cm"/>
    </style:style>
    <style:style style:name="Tabla2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2.B1" style:family="table-cell">
      <style:table-cell-properties style:vertical-align="top" style:border-line-width="0.002cm 0.088cm 0.002cm" fo:padding="0.026cm" fo:border="0.092cm double #000000"/>
    </style:style>
    <style:style style:name="P1" style:family="paragraph" style:parent-style-name="Standard">
      <style:paragraph-properties fo:margin-top="0cm" fo:margin-bottom="0.494cm" fo:text-align="center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</style:style>
    <style:style style:name="P3" style:family="paragraph" style:parent-style-name="Standard">
      <style:paragraph-properties fo:margin-top="0cm" fo:margin-bottom="0.494cm" fo:text-align="justify" style:justify-single-word="false"/>
    </style:style>
    <style:style style:name="P4" style:family="paragraph" style:parent-style-name="Standard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P5" style:family="paragraph" style:parent-style-name="Standard">
      <style:paragraph-properties fo:margin-top="0cm" fo:margin-bottom="0cm" fo:text-align="start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Liberation Serif" fo:language="es" fo:country="AR"/>
    </style:style>
    <style:style style:name="P8" style:family="paragraph" style:parent-style-name="Standard" style:list-style-name="L1">
      <style:paragraph-properties fo:margin-top="0cm" fo:margin-bottom="0.494cm" fo:text-align="start" style:justify-single-word="false"/>
    </style:style>
    <style:style style:name="P9" style:family="paragraph" style:parent-style-name="Standard" style:list-style-name="L2">
      <style:paragraph-properties fo:margin-top="0cm" fo:margin-bottom="0.494cm" fo:text-align="start" style:justify-single-word="false"/>
    </style:style>
    <style:style style:name="P10" style:family="paragraph" style:parent-style-name="Standard" style:list-style-name="L3">
      <style:paragraph-properties fo:margin-top="0cm" fo:margin-bottom="0.494cm" fo:text-align="start" style:justify-single-word="false">
        <style:tab-stops>
          <style:tab-stop style:position="0.363cm"/>
        </style:tab-stops>
      </style:paragraph-properties>
    </style:style>
    <style:style style:name="P11" style:family="paragraph" style:parent-style-name="Standard" style:list-style-name="L6">
      <style:paragraph-properties fo:margin-top="0cm" fo:margin-bottom="0.494cm" fo:text-align="start" style:justify-single-word="false"/>
    </style:style>
    <style:style style:name="P12" style:family="paragraph" style:parent-style-name="Standard" style:list-style-name="L7">
      <style:paragraph-properties fo:margin-top="0cm" fo:margin-bottom="0.494cm" fo:text-align="start" style:justify-single-word="false"/>
    </style:style>
    <style:style style:name="P13" style:family="paragraph" style:parent-style-name="Standard" style:list-style-name="L4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P14" style:family="paragraph" style:parent-style-name="Standard" style:list-style-name="L5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  <style:text-properties style:font-name="Liberation Serif" fo:language="es" fo:country="AR"/>
    </style:style>
    <style:style style:name="T1" style:family="text">
      <style:text-properties fo:color="#b3b3b3" style:font-name="Liberation Serif" fo:font-size="12pt" fo:language="es" fo:country="AR"/>
    </style:style>
    <style:style style:name="T2" style:family="text">
      <style:text-properties fo:color="#808080" style:font-name="Liberation Serif" fo:font-size="12pt" fo:language="es" fo:country="AR"/>
    </style:style>
    <style:style style:name="T3" style:family="text">
      <style:text-properties style:font-name="Liberation Serif" fo:font-size="24pt" fo:language="es" fo:country="AR" fo:font-weight="bold"/>
    </style:style>
    <style:style style:name="T4" style:family="text">
      <style:text-properties style:font-name="Liberation Serif" fo:language="es" fo:country="AR"/>
    </style:style>
    <style:style style:name="T5" style:family="text">
      <style:text-properties style:font-name="Liberation Serif" fo:language="es" fo:country="AR" style:font-name-asian="Arial" style:font-name-complex="Arial"/>
    </style:style>
    <style:style style:name="T6" style:family="text">
      <style:text-properties style:font-name="Liberation Serif" fo:font-size="12pt" fo:language="es" fo:country="AR"/>
    </style:style>
    <style:style style:name="T7" style:family="text">
      <style:text-properties style:font-name="Liberation Serif" fo:font-size="18pt" fo:language="es" fo:country="AR" fo:font-weight="bold"/>
    </style:style>
    <style:style style:name="T8" style:family="text">
      <style:text-properties style:font-name="Liberation Serif" fo:font-size="13.5pt" fo:language="es" fo:country="AR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2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prefix="1.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number text:level="1" style:num-prefix="3.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5f_20_5f_Paragraph_5f_20_5f_Font"><text:span text:style-name="T3">Caso de Uso</text:span></text:span><text:span text:style-name="Default_5f_20_5f_Paragraph_5f_20_5f_Font"><text:span text:style-name="T4"> </text:span></text:span><text:bookmark-start text:name="table01"/><text:bookmark-end text:name="table01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Identificación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CU-004-A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Objetivo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4">Proveedor carga un recurso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Actor principal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4">Proveedor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Actores secundarios e intereses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<text:line-break/>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Tipo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De usuario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Alcance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6">Organización – Caja negra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Paquete / Área temática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1">Área temática o nombre del paquete que contiene al caso de uso del SeD (Sistema en Discusión) (si aplica o se puede determinar).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6">Deriva de</text:span></text:span><text:span text:style-name="Default_5f_20_5f_Paragraph_5f_20_5f_Font"><text:span text:style-name="T4"> </text:span></text:span></text:p>
          </table:table-cell>
          <table:table-cell table:style-name="Tabla1.B1" office:value-type="string">
            <text:p text:style-name="P5"><text:span text:style-name="Default_5f_20_5f_Paragraph_5f_20_5f_Font"><text:span text:style-name="T1">[Hipervínculo al documento que contiene el Caso de Uso del cual deriva el Caso de Uso que está siendo descrito (en caso de que corresponda).]</text:span></text:span><text:span text:style-name="Default_5f_20_5f_Paragraph_5f_20_5f_Font"><text:span text:style-name="T4"> </text:span></text:span></text:p>
          </table:table-cell>
          <table:table-cell office:value-type="string">
            <text:p text:style-name="P7"/>
          </table:table-cell>
        </table:table-row>
      </table:table>
      <text:p text:style-name="P2"><text:span text:style-name="Default_5f_20_5f_Paragraph_5f_20_5f_Font"><text:span text:style-name="T7"/></text:span></text:p>
      <text:p text:style-name="P2"><text:bookmark-start text:name="_Estado"/><text:span text:style-name="Default_5f_20_5f_Paragraph_5f_20_5f_Font"><text:span text:style-name="T7">Estado</text:span></text:span><text:bookmark-end text:name="_Estado"/><text:span text:style-name="Default_5f_20_5f_Paragraph_5f_20_5f_Font"><text:span text:style-name="T4"> </text:span></text:span><text:bookmark-start text:name="table02"/><text:bookmark-end text:name="table02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Estado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1">[Indica el estado de desarrollo en que se encuentra el caso de uso. (Nombre del actor primario y objetivo / Resumen del caso de uso o escenario principal / Condiciones de extensión / Pasos para el manejo de condiciones de extensión).]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Versión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2">1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Nivel Aprobación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1">[Nivel de aprobación en que se encuentra el caso de uso. Sign Off.]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Beneficio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6">Importante</text:span></text:span><text:span text:style-name="Default_5f_20_5f_Paragraph_5f_20_5f_Font"><text:span text:style-name="T4"> </text:span>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6">Prioridad</text:span></text:span><text:span text:style-name="Default_5f_20_5f_Paragraph_5f_20_5f_Font"><text:span text:style-name="T4"> </text:span></text:span></text:p>
          </table:table-cell>
          <table:table-cell table:style-name="Tabla2.B1" office:value-type="string">
            <text:p text:style-name="P5"><text:span text:style-name="Default_5f_20_5f_Paragraph_5f_20_5f_Font"><text:span text:style-name="T6">Muy alta</text:span></text:span><text:span text:style-name="Default_5f_20_5f_Paragraph_5f_20_5f_Font"><text:span text:style-name="T4"> </text:span></text:span></text:p>
          </table:table-cell>
        </table:table-row>
      </table:table>
      <text:p text:style-name="P2"><text:span text:style-name="Default_5f_20_5f_Paragraph_5f_20_5f_Font"><text:span text:style-name="T4"><text:line-break/></text:span></text:span><text:bookmark-start text:name="_Descripción"/><text:span text:style-name="Default_5f_20_5f_Paragraph_5f_20_5f_Font"><text:span text:style-name="T7">Descripción</text:span></text:span><text:bookmark-end text:name="_Descripción"/><text:span text:style-name="Default_5f_20_5f_Paragraph_5f_20_5f_Font"><text:span text:style-name="T4"> </text:span></text:span></text:p>
      <text:p text:style-name="P3"><text:span text:style-name="Default_5f_20_5f_Paragraph_5f_20_5f_Font"><text:span text:style-name="T6">Este caso de uso permite a un proveedor de servicios cargar recursos en el sistema, sobre los cuales se pueden efectuar reservas.</text:span></text:span></text:p>
      <text:p text:style-name="P2"><text:span text:style-name="Default_5f_20_5f_Paragraph_5f_20_5f_Font"><text:span text:style-name="T4"/></text:span></text:p>
      <text:p text:style-name="P2"><text:span text:style-name="Default_5f_20_5f_Paragraph_5f_20_5f_Font"><text:span text:style-name="T8">Frecuencia:</text:span></text:span><text:span text:style-name="Default_5f_20_5f_Paragraph_5f_20_5f_Font"><text:span text:style-name="T4"> </text:span></text:span></text:p>
      <text:p text:style-name="P3"><text:span text:style-name="Default_5f_20_5f_Paragraph_5f_20_5f_Font"><text:span text:style-name="T6"><text:tab/>Ocurre cada vez que un proveedor desea cargar un recurso en el sistema para que esté disponible para ser reservado.</text:span></text:span></text:p>
      <text:p text:style-name="P2"><text:span text:style-name="Default_5f_20_5f_Paragraph_5f_20_5f_Font"><text:span text:style-name="T8">Garantía mínima: </text:span></text:span></text:p>
      <text:p text:style-name="P3"><text:span text:style-name="Default_5f_20_5f_Paragraph_5f_20_5f_Font"><text:span text:style-name="T6"><text:tab/>Ninguna</text:span></text:span></text:p>
      <text:p text:style-name="P2"><text:span text:style-name="Default_5f_20_5f_Paragraph_5f_20_5f_Font"><text:span text:style-name="T8">En caso de éxito garantiza: </text:span></text:span></text:p>
      <text:p text:style-name="P3"><text:span text:style-name="Default_5f_20_5f_Paragraph_5f_20_5f_Font"><text:span text:style-name="T6"><text:tab/>Que el recurso queda cargado en el sistema y disponible para ser reservado..</text:span></text:span><text:span text:style-name="Default_5f_20_5f_Paragraph_5f_20_5f_Font"><text:span text:style-name="T4"> </text:span></text:span></text:p>
      <text:p text:style-name="P2"><text:soft-page-break/><text:span text:style-name="Default_5f_20_5f_Paragraph_5f_20_5f_Font"><text:span text:style-name="T8">Precondiciones: </text:span></text:span></text:p>
      <text:list xml:id="list227120344" text:style-name="L1">
        <text:list-item>
          <text:p text:style-name="P8"><text:span text:style-name="Default_5f_20_5f_Paragraph_5f_20_5f_Font"><text:span text:style-name="T6">El proveedor debe estar registrado en el sistema y logueado correctamente.</text:span></text:span><text:span text:style-name="Default_5f_20_5f_Paragraph_5f_20_5f_Font"><text:span text:style-name="T4"> </text:span></text:span></text:p>
        </text:list-item>
        <text:list-item>
          <text:p text:style-name="P8"><text:span text:style-name="Default_5f_20_5f_Paragraph_5f_20_5f_Font"><text:span text:style-name="T4">El proveedor debe tener cargado en el sistema al menos un local comercial o evento sobre el cual habilitar los recursos a ser reservados.<text:line-break/></text:span></text:span></text:p>
        </text:list-item>
      </text:list>
      <text:p text:style-name="P2"><text:span text:style-name="Default_5f_20_5f_Paragraph_5f_20_5f_Font"><text:span text:style-name="T8">Triggers: </text:span></text:span></text:p>
      <text:p text:style-name="P3"><text:span text:style-name="Default_5f_20_5f_Paragraph_5f_20_5f_Font"><text:span text:style-name="T6"><text:tab/>El usuario seleccionó el recurso que quiere reservar en el componente de reservas.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8">Escenario habitual</text:span></text:span><text:span text:style-name="Default_5f_20_5f_Paragraph_5f_20_5f_Font"><text:span text:style-name="T4"> </text:span></text:span></text:p>
      <text:list xml:id="list991888671" text:style-name="L2">
        <text:list-item>
          <text:p text:style-name="P9"><text:span text:style-name="Default_5f_20_5f_Paragraph_5f_20_5f_Font"><text:span text:style-name="T4">El usuario elige día y horario de reserva del recurso seleccionado.</text:span></text:span></text:p>
        </text:list-item>
        <text:list-item>
          <text:p text:style-name="P9"><text:span text:style-name="Default_5f_20_5f_Paragraph_5f_20_5f_Font"><text:span text:style-name="T4">El sistema verifica disponibilidad del recurso en el día y horario indicado, presenta al usuario los términos y condiciones para la reserva y pide confirmación de la misma.</text:span></text:span></text:p>
        </text:list-item>
        <text:list-item>
          <text:p text:style-name="P9"><text:span text:style-name="Default_5f_20_5f_Paragraph_5f_20_5f_Font"><text:span text:style-name="T4">El usuario acepta los términos y condiciones y confirma la reserva.</text:span></text:span></text:p>
        </text:list-item>
        <text:list-item>
          <text:p text:style-name="P9"><text:span text:style-name="Default_5f_20_5f_Paragraph_5f_20_5f_Font"><text:span text:style-name="T4">El sistema registra la misma y emite comprobante de reserva para el usuario y aviso de reserva para el proveedor . </text:span></text:span><text:span text:style-name="Default_5f_20_5f_Paragraph_5f_20_5f_Font"><text:span text:style-name="T6">Finaliza el caso de uso.</text:span></text:span><text:span text:style-name="Default_5f_20_5f_Paragraph_5f_20_5f_Font"><text:span text:style-name="T4"><text:line-break/></text:span></text:span></text:p>
        </text:list-item>
      </text:list>
      <text:p text:style-name="P2"><text:span text:style-name="Default_5f_20_5f_Paragraph_5f_20_5f_Font"><text:span text:style-name="T8">Escenarios excepcionales</text:span></text:span><text:span text:style-name="Default_5f_20_5f_Paragraph_5f_20_5f_Font"><text:span text:style-name="T4"> </text:span></text:span></text:p>
      <text:list xml:id="list1851996891" text:style-name="L3">
        <text:list-item>
          <text:p text:style-name="P10"><text:span text:style-name="Default_5f_20_5f_Paragraph_5f_20_5f_Font"><text:span text:style-name="T6">El sistema informa al usuario que el recurso no está disponible y presenta alternativas.</text:span></text:span></text:p>
          <text:list>
            <text:list-item>
              <text:p text:style-name="P10"><text:span text:style-name="Default_5f_20_5f_Paragraph_5f_20_5f_Font"><text:span text:style-name="T6">El usuario selecciona una alternativa y continua en el punto número 2.</text:span></text:span></text:p>
              <text:list>
                <text:list-item>
                  <text:p text:style-name="P10"><text:span text:style-name="Default_5f_20_5f_Paragraph_5f_20_5f_Font"><text:span text:style-name="T6">El usuario descarta las alternativas. Finaliza el caso de uso.</text:span></text:span></text:p>
                </text:list-item>
              </text:list>
            </text:list-item>
          </text:list>
        </text:list-item>
      </text:list>
      <text:list xml:id="list749097405" text:style-name="L4">
        <text:list-item>
          <text:p text:style-name="P13">El recurso está disponible pero el usuario rehúsa la reserva o no acepta los términos y condiciones. Finaliza el caso de uso.</text:p>
        </text:list-item>
      </text:list>
      <text:p text:style-name="P4"/>
      <text:list xml:id="list1862073615" text:style-name="L5">
        <text:list-item>
          <text:p text:style-name="P14">El usuario puede cancelar la operación y finalizar el caso de uso en cualquier momento previo al punto nro. 4.</text:p>
        </text:list-item>
      </text:list>
      <text:list xml:id="list250013328" text:continue-list="list749097405" text:style-name="L4">
        <text:list-header>
          <text:p text:style-name="P13"><text:s/></text:p>
        </text:list-header>
      </text:list>
      <text:p text:style-name="P2"><text:bookmark-start text:name="_Info Relacionada"/><text:span text:style-name="Default_5f_20_5f_Paragraph_5f_20_5f_Font"><text:span text:style-name="T7">Información</text:span></text:span><text:bookmark-end text:name="_Info Relacionada"/><text:span text:style-name="Default_5f_20_5f_Paragraph_5f_20_5f_Font"><text:span text:style-name="T7"> Relacionada</text:span></text:span><text:span text:style-name="Default_5f_20_5f_Paragraph_5f_20_5f_Font"><text:span text:style-name="T4"> </text:span></text:span></text:p>
      <text:p text:style-name="P2"><text:span text:style-name="Default_5f_20_5f_Paragraph_5f_20_5f_Font"><text:span text:style-name="T8">Reglas de Negocio:</text:span></text:span><text:span text:style-name="Default_5f_20_5f_Paragraph_5f_20_5f_Font"><text:span text:style-name="T4"> </text:span></text:span></text:p>
      <text:p text:style-name="P5"><text:span text:style-name="Default_5f_20_5f_Paragraph_5f_20_5f_Font"><text:span text:style-name="T4">Debe redactarse algún documento de “Términos y Condiciones” para la confirmación de la reserva, los cuales serán tenidos en cuenta frente a una cancelación o modificación de la misma.</text:span></text:span></text:p>
      <text:p text:style-name="P5"><text:span text:style-name="Default_5f_20_5f_Paragraph_5f_20_5f_Font"><text:span text:style-name="T4"/></text:span></text:p>
      <text:p text:style-name="P2"><text:span text:style-name="Default_5f_20_5f_Paragraph_5f_20_5f_Font"><text:span text:style-name="T8">Requerimientos Funcionales:</text:span></text:span><text:span text:style-name="Default_5f_20_5f_Paragraph_5f_20_5f_Font"><text:span text:style-name="T4"> </text:span></text:span></text:p>
      <text:list xml:id="list1726303022" text:style-name="L6">
        <text:list-item>
          <text:p text:style-name="P11"><text:soft-page-break/><text:span text:style-name="Default_5f_20_5f_Paragraph_5f_20_5f_Font"><text:span text:style-name="T5">El sistema debe hacer una gestión «inteligente» de los recursos. Si un usuario selecciona un recurso reservado en el día y horario pretendido, debe ofrecer por aproximación espacial y/o temporal alternativas efectivamente útiles. </text:span></text:span><text:span text:style-name="Default_5f_20_5f_Paragraph_5f_20_5f_Font"><text:span text:style-name="T4"><text:line-break/></text:span></text:span></text:p>
        </text:list-item>
      </text:list>
      <text:p text:style-name="P2"><text:span text:style-name="Default_5f_20_5f_Paragraph_5f_20_5f_Font"><text:span text:style-name="T8">Requerimientos No Funcionales:</text:span></text:span><text:span text:style-name="Default_5f_20_5f_Paragraph_5f_20_5f_Font"><text:span text:style-name="T4"> </text:span></text:span></text:p>
      <text:list xml:id="list1787528097" text:style-name="L7">
        <text:list-item>
          <text:p text:style-name="P12"><text:span text:style-name="Default_5f_20_5f_Paragraph_5f_20_5f_Font"><text:span text:style-name="T5">El sistema debe tener un buen tiempo de respuesta. </text:span></text:span></text:p>
        </text:list-item>
        <text:list-item>
          <text:p text:style-name="P12"><text:span text:style-name="Default_5f_20_5f_Paragraph_5f_20_5f_Font"><text:span text:style-name="T5">El sistema debe mantener un bloqueo eficiente de los recursos al momento de realizar reservas. Debe manejar efectivamente la concurrencia.</text:span></text:span></text:p>
        </text:list-item>
        <text:list-item>
          <text:p text:style-name="P12"><text:span text:style-name="Default_5f_20_5f_Paragraph_5f_20_5f_Font"><text:span text:style-name="T4">El sistema debe asegurar la atomicidad del proceso de reserva.<text:line-break/></text:span></text:span></text:p>
        </text:list-item>
      </text:list>
      <text:p text:style-name="P2"><text:span text:style-name="Default_5f_20_5f_Paragraph_5f_20_5f_Font"><text:span text:style-name="T7">Caso de </text:span></text:span><text:bookmark-start text:name="_Ejemplos"/><text:span text:style-name="Default_5f_20_5f_Paragraph_5f_20_5f_Font"><text:span text:style-name="T7">Ejemplo</text:span></text:span><text:bookmark-end text:name="_Ejemplos"/><text:span text:style-name="Default_5f_20_5f_Paragraph_5f_20_5f_Font"><text:span text:style-name="T4"> </text:span></text:span></text:p>
      <text:p text:style-name="P6"><text:span text:style-name="Default_5f_20_5f_Paragraph_5f_20_5f_Fon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20_5f_Paragraph_5f_20_5f_Font" style:display-name="Default_20_Paragraph_20_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>
      <style:text-properties style:font-name="Symbol"/>
    </style:style>
    <style:style style:name="LLS_5f_6_5f_1" style:display-name="LLS_6_1" style:family="text">
      <style:text-properties style:font-name="Courier New"/>
    </style:style>
    <style:style style:name="LLS_5f_6_5f_2" style:display-name="LLS_6_2" style:family="text">
      <style:text-properties style:font-name="Wingdings"/>
    </style:style>
    <style:style style:name="LLS_5f_6_5f_3" style:display-name="LLS_6_3" style:family="text">
      <style:text-properties style:font-name="Symbol"/>
    </style:style>
    <style:style style:name="LLS_5f_6_5f_4" style:display-name="LLS_6_4" style:family="text">
      <style:text-properties style:font-name="Courier New"/>
    </style:style>
    <style:style style:name="LLS_5f_6_5f_5" style:display-name="LLS_6_5" style:family="text">
      <style:text-properties style:font-name="Wingdings"/>
    </style:style>
    <style:style style:name="LLS_5f_6_5f_6" style:display-name="LLS_6_6" style:family="text">
      <style:text-properties style:font-name="Symbol"/>
    </style:style>
    <style:style style:name="LLS_5f_6_5f_7" style:display-name="LLS_6_7" style:family="text">
      <style:text-properties style:font-name="Courier New"/>
    </style:style>
    <style:style style:name="LLS_5f_6_5f_8" style:display-name="LLS_6_8" style:family="text">
      <style:text-properties style:font-name="Wingdings"/>
    </style:style>
    <style:style style:name="LLS_5f_7_5f_0" style:display-name="LLS_7_0" style:family="text">
      <style:text-properties style:font-name="Symbol"/>
    </style:style>
    <style:style style:name="LLS_5f_7_5f_1" style:display-name="LLS_7_1" style:family="text">
      <style:text-properties style:font-name="Courier New"/>
    </style:style>
    <style:style style:name="LLS_5f_7_5f_2" style:display-name="LLS_7_2" style:family="text">
      <style:text-properties style:font-name="Wingdings"/>
    </style:style>
    <style:style style:name="LLS_5f_7_5f_3" style:display-name="LLS_7_3" style:family="text">
      <style:text-properties style:font-name="Symbol"/>
    </style:style>
    <style:style style:name="LLS_5f_7_5f_4" style:display-name="LLS_7_4" style:family="text">
      <style:text-properties style:font-name="Courier New"/>
    </style:style>
    <style:style style:name="LLS_5f_7_5f_5" style:display-name="LLS_7_5" style:family="text">
      <style:text-properties style:font-name="Wingdings"/>
    </style:style>
    <style:style style:name="LLS_5f_7_5f_6" style:display-name="LLS_7_6" style:family="text">
      <style:text-properties style:font-name="Symbol"/>
    </style:style>
    <style:style style:name="LLS_5f_7_5f_7" style:display-name="LLS_7_7" style:family="text">
      <style:text-properties style:font-name="Courier New"/>
    </style:style>
    <style:style style:name="LLS_5f_7_5f_8" style:display-name="LLS_7_8" style:family="text">
      <style:text-properties style:font-name="Wingdings"/>
    </style:style>
    <style:style style:name="LLS_5f_8_5f_0" style:display-name="LLS_8_0" style:family="text">
      <style:text-properties style:font-name="Symbol"/>
    </style:style>
    <style:style style:name="LLS_5f_8_5f_1" style:display-name="LLS_8_1" style:family="text">
      <style:text-properties style:font-name="Courier New"/>
    </style:style>
    <style:style style:name="LLS_5f_8_5f_2" style:display-name="LLS_8_2" style:family="text">
      <style:text-properties style:font-name="Wingdings"/>
    </style:style>
    <style:style style:name="LLS_5f_8_5f_3" style:display-name="LLS_8_3" style:family="text">
      <style:text-properties style:font-name="Symbol"/>
    </style:style>
    <style:style style:name="LLS_5f_8_5f_4" style:display-name="LLS_8_4" style:family="text">
      <style:text-properties style:font-name="Courier New"/>
    </style:style>
    <style:style style:name="LLS_5f_8_5f_5" style:display-name="LLS_8_5" style:family="text">
      <style:text-properties style:font-name="Wingdings"/>
    </style:style>
    <style:style style:name="LLS_5f_8_5f_6" style:display-name="LLS_8_6" style:family="text">
      <style:text-properties style:font-name="Symbol"/>
    </style:style>
    <style:style style:name="LLS_5f_8_5f_7" style:display-name="LLS_8_7" style:family="text">
      <style:text-properties style:font-name="Courier New"/>
    </style:style>
    <style:style style:name="LLS_5f_8_5f_8" style:display-name="LLS_8_8" style:family="text">
      <style:text-properties style:font-name="Wingdings"/>
    </style:style>
    <style:style style:name="LLS_5f_9_5f_0" style:display-name="LLS_9_0" style:family="text">
      <style:text-properties style:font-name="Symbol"/>
    </style:style>
    <style:style style:name="LLS_5f_9_5f_1" style:display-name="LLS_9_1" style:family="text">
      <style:text-properties style:font-name="Courier New"/>
    </style:style>
    <style:style style:name="LLS_5f_9_5f_2" style:display-name="LLS_9_2" style:family="text">
      <style:text-properties style:font-name="Wingdings"/>
    </style:style>
    <style:style style:name="LLS_5f_9_5f_3" style:display-name="LLS_9_3" style:family="text">
      <style:text-properties style:font-name="Symbol"/>
    </style:style>
    <style:style style:name="LLS_5f_9_5f_4" style:display-name="LLS_9_4" style:family="text">
      <style:text-properties style:font-name="Courier New"/>
    </style:style>
    <style:style style:name="LLS_5f_9_5f_5" style:display-name="LLS_9_5" style:family="text">
      <style:text-properties style:font-name="Wingdings"/>
    </style:style>
    <style:style style:name="LLS_5f_9_5f_6" style:display-name="LLS_9_6" style:family="text">
      <style:text-properties style:font-name="Symbol"/>
    </style:style>
    <style:style style:name="LLS_5f_9_5f_7" style:display-name="LLS_9_7" style:family="text">
      <style:text-properties style:font-name="Courier New"/>
    </style:style>
    <style:style style:name="LLS_5f_9_5f_8" style:display-name="LLS_9_8" style:family="text">
      <style:text-properties style:font-name="Wingdings"/>
    </style:style>
    <style:style style:name="LLS_5f_10_5f_0" style:display-name="LLS_10_0" style:family="text">
      <style:text-properties style:font-name="Symbol"/>
    </style:style>
    <style:style style:name="LLS_5f_10_5f_1" style:display-name="LLS_10_1" style:family="text">
      <style:text-properties style:font-name="Courier New"/>
    </style:style>
    <style:style style:name="LLS_5f_10_5f_2" style:display-name="LLS_10_2" style:family="text">
      <style:text-properties style:font-name="Wingdings"/>
    </style:style>
    <style:style style:name="LLS_5f_10_5f_3" style:display-name="LLS_10_3" style:family="text">
      <style:text-properties style:font-name="Symbol"/>
    </style:style>
    <style:style style:name="LLS_5f_10_5f_4" style:display-name="LLS_10_4" style:family="text">
      <style:text-properties style:font-name="Courier New"/>
    </style:style>
    <style:style style:name="LLS_5f_10_5f_5" style:display-name="LLS_10_5" style:family="text">
      <style:text-properties style:font-name="Wingdings"/>
    </style:style>
    <style:style style:name="LLS_5f_10_5f_6" style:display-name="LLS_10_6" style:family="text">
      <style:text-properties style:font-name="Symbol"/>
    </style:style>
    <style:style style:name="LLS_5f_10_5f_7" style:display-name="LLS_10_7" style:family="text">
      <style:text-properties style:font-name="Courier New"/>
    </style:style>
    <style:style style:name="LLS_5f_10_5f_8" style:display-name="LLS_10_8" style:family="text">
      <style:text-properties style:font-name="Wingdings"/>
    </style:style>
    <style:style style:name="LLS_5f_11_5f_0" style:display-name="LLS_11_0" style:family="text">
      <style:text-properties style:font-name="Symbol"/>
    </style:style>
    <style:style style:name="LLS_5f_11_5f_1" style:display-name="LLS_11_1" style:family="text">
      <style:text-properties style:font-name="Courier New"/>
    </style:style>
    <style:style style:name="LLS_5f_11_5f_2" style:display-name="LLS_11_2" style:family="text">
      <style:text-properties style:font-name="Wingdings"/>
    </style:style>
    <style:style style:name="LLS_5f_11_5f_3" style:display-name="LLS_11_3" style:family="text">
      <style:text-properties style:font-name="Symbol"/>
    </style:style>
    <style:style style:name="LLS_5f_11_5f_4" style:display-name="LLS_11_4" style:family="text">
      <style:text-properties style:font-name="Courier New"/>
    </style:style>
    <style:style style:name="LLS_5f_11_5f_5" style:display-name="LLS_11_5" style:family="text">
      <style:text-properties style:font-name="Wingdings"/>
    </style:style>
    <style:style style:name="LLS_5f_11_5f_6" style:display-name="LLS_11_6" style:family="text">
      <style:text-properties style:font-name="Symbol"/>
    </style:style>
    <style:style style:name="LLS_5f_11_5f_7" style:display-name="LLS_11_7" style:family="text">
      <style:text-properties style:font-name="Courier New"/>
    </style:style>
    <style:style style:name="LLS_5f_11_5f_8" style:display-name="LLS_11_8" style:family="text">
      <style:text-properties style:font-name="Wingdings"/>
    </style:style>
    <style:style style:name="LLS_5f_12_5f_0" style:display-name="LLS_12_0" style:family="text"/>
    <style:style style:name="LLS_5f_12_5f_1" style:display-name="LLS_12_1" style:family="text"/>
    <style:style style:name="LLS_5f_12_5f_2" style:display-name="LLS_12_2" style:family="text"/>
    <style:style style:name="LLS_5f_12_5f_3" style:display-name="LLS_12_3" style:family="text"/>
    <style:style style:name="LLS_5f_12_5f_4" style:display-name="LLS_12_4" style:family="text"/>
    <style:style style:name="LLS_5f_12_5f_5" style:display-name="LLS_12_5" style:family="text"/>
    <style:style style:name="LLS_5f_12_5f_6" style:display-name="LLS_12_6" style:family="text"/>
    <style:style style:name="LLS_5f_12_5f_7" style:display-name="LLS_12_7" style:family="text"/>
    <style:style style:name="LLS_5f_12_5f_8" style:display-name="LLS_12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format="1" text:start-value="0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6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7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7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7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7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7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7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7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7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9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9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9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9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9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9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9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9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CU-001-A_v1</dc:title>
    <meta:initial-creator/>
    <meta:editing-cycles>10</meta:editing-cycles>
    <dc:date>2009-08-22T18:18:09</dc:date>
    <meta:editing-duration>PT02H04M12S</meta:editing-duration>
    <dc:creator>Luis Aita</dc:creator>
    <meta:document-statistic meta:table-count="2" meta:image-count="0" meta:object-count="0" meta:page-count="3" meta:paragraph-count="63" meta:word-count="547" meta:character-count="3357"/>
    <meta:user-defined meta:name="Información 1"/>
    <meta:user-defined meta:name="Información 2"/>
    <meta:user-defined meta:name="Información 3"/>
    <meta:user-defined meta:name="Información 4"/>
  </office:meta>
</office:document-meta>
</file>